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paragraph-properties fo:margin-left="0in" fo:margin-right="0in" fo:text-indent="0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Heading_20_1" style:master-page-name="Standard">
      <style:paragraph-properties style:page-number="1"/>
    </style:style>
    <style:style style:name="P6" style:family="paragraph" style:parent-style-name="Heading_20_3">
      <style:paragraph-properties fo:margin-left="0in" fo:margin-right="0in" fo:text-indent="0in" style:auto-text-indent="false"/>
    </style:style>
    <style:style style:name="T1" style:family="text">
      <style:text-properties fo:font-style="italic" style:font-style-asian="italic"/>
    </style:style>
    <style:style style:name="T2" style:family="text">
      <style:text-properties fo:font-style="italic" fo:background-color="#fff2cc" loext:char-shading-value="0" style:font-style-asian="italic"/>
    </style:style>
    <style:style style:name="T3" style:family="text">
      <style:text-properties fo:font-style="italic" style:text-underline-style="none"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67pyboai2u34"/><text:span text:style-name="T1">&lt;Initiative Name&gt;</text:span> Strategy</text:p>
      <text:p text:style-name="Standard"><text:span text:style-name="T2">How to use this doc: replace all the italicized words with your content. This is a generic doc for any directional discussion. You can mold it to your use case (e.g. major eng initiative, team strategy, partnership alignment, etc)</text:span></text:p>
      <text:p text:style-name="Heading_20_3"><text:bookmark text:name="_7alawmq23vpm"/>Problem Context</text:p>
      <text:p text:style-name="P2"><text:span text:style-name="T1">Where are we today? Explain relevant context for the reader to understand the problem or opportunity you’re going after.</text:span></text:p>
      <text:p text:style-name="Heading_20_3"><text:bookmark text:name="_sefbp6wfxynp"/>North Star</text:p>
      <text:p text:style-name="Standard"><text:span text:style-name="T1">Where do we want to be? Give a high level statement explaining what winning would look like. This is often something that is directionally correct but perhaps not immediately attainable. Here are some examples:<text:line-break/></text:span></text:p>
      <text:list xml:id="list2027626697" text:style-name="WWNum2">
        <text:list-item>
          <text:p text:style-name="P3"><text:span text:style-name="T1">“Google users always find what they’re looking for in the top result” (potentially from some search relevance team/project)</text:span></text:p>
        </text:list-item>
        <text:list-item>
          <text:p text:style-name="P3"><text:span text:style-name="T1">“TikTok users never fail to create videos in app” (potentially from some creation reliability team/project) </text:span></text:p>
        </text:list-item>
        <text:list-item>
          <text:p text:style-name="P3"><text:span text:style-name="T1">“Amazon users never see inauthentic reviews” (potentially from some amazon reviews team/project)</text:span></text:p>
        </text:list-item>
      </text:list>
      <text:p text:style-name="P2"/>
      <text:p text:style-name="P6"><text:bookmark text:name="_td1u5h217hjr"/>High-Level Plan</text:p>
      <text:p text:style-name="Standard"><text:span text:style-name="T1">[optional] How will we get there? What major initiatives will we invest in to get us closer to the North Star? Note that for some strategy docs, you might leave the concrete plan out initially to get buy-in on the direction first.</text:span></text:p>
      <text:p text:style-name="Heading_20_3"><text:bookmark text:name="_pbdhnm722blm"/>Success Measurement</text:p>
      <text:p text:style-name="P2"><text:span text:style-name="T1">How do we know we’re making progress? How will we measure success? Talk about the milestones &amp; metrics that you’ll use to track this initiative.</text:span></text:p>
      <text:p text:style-name="Heading_20_3"><text:bookmark text:name="_reif0wl9dnpk"/>Appendix:</text:p>
      <text:p text:style-name="Standard"><text:span text:style-name="T1">Use this section for details you want to refer to but not inline in the doc since they’re too verbose or not necessary for the reader to understand the strategy.</text:span></text:p>
      <text:p text:style-name="P1"/>
      <text:list xml:id="list3749239403" text:style-name="WWNum1">
        <text:list-item>
          <text:p text:style-name="P4"><text:span text:style-name="T1">Link/table/diagram/etc</text:span></text:p>
        </text:list-item>
        <text:list-item>
          <text:p text:style-name="P4"><text:span text:style-name="T1">Link/table/diagram/etc</text:span></text:p>
        </text:list-item>
        <text:list-item>
          <text:p text:style-name="P4"><text:span text:style-name="T1">Link/table/diagram/et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8" meta:word-count="255" meta:character-count="1589" meta:non-whitespace-character-count="1356"/>
    <meta:generator>LibreOfficeDev/6.0.5.2$Linux_X86_64 LibreOffice_project/</meta:generator>
  </office:meta>
</office:document-meta>
</file>